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Title">
      <style:text-properties style:font-name="Verdana" fo:font-size="11pt" style:text-underline-style="none" fo:font-weight="normal" style:font-size-asian="11pt" style:font-weight-asian="normal"/>
    </style:style>
    <style:style style:name="P4" style:family="paragraph" style:parent-style-name="Title">
      <style:paragraph-properties fo:text-align="start" style:justify-single-word="false"/>
      <style:text-properties style:font-name="Verdana" fo:font-size="11pt" style:font-size-asian="11pt"/>
    </style:style>
    <style:style style:name="P5" style:family="paragraph" style:parent-style-name="Title">
      <style:text-properties style:font-name="Verdana" fo:font-size="10pt" style:text-underline-style="none" fo:font-weight="normal" style:font-size-asian="10pt" style:font-weight-asian="normal"/>
    </style:style>
    <style:style style:name="P6" style:family="paragraph" style:parent-style-name="Subtitle">
      <style:text-properties style:font-name="Verdana" fo:font-size="11pt" fo:font-weight="normal" style:font-size-asian="11pt" style:font-weight-asian="normal"/>
    </style:style>
    <style:style style:name="P7" style:family="paragraph" style:parent-style-name="Subtitle">
      <style:text-properties fo:color="#000080" style:font-name="Verdana" fo:font-size="11pt" style:font-size-asian="11pt"/>
    </style:style>
    <style:style style:name="P8"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9" style:family="paragraph" style:parent-style-name="Body_20_Text_20_2">
      <style:text-properties style:font-name="Verdana" fo:font-size="11pt" style:font-size-asian="11pt"/>
    </style:style>
    <style:style style:name="P10" style:family="paragraph" style:parent-style-name="Standard">
      <style:text-properties style:font-name="Verdana" fo:font-size="11pt" style:font-size-asian="11pt"/>
    </style:style>
    <style:style style:name="P11" style:family="paragraph" style:parent-style-name="Standard">
      <style:text-properties fo:color="#000080" style:font-name="Verdana" fo:font-size="11pt" fo:font-weight="bold" style:font-size-asian="11pt" style:font-weight-asian="bold" style:font-weight-complex="bold"/>
    </style:style>
    <style:style style:name="P12"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13" style:family="paragraph" style:parent-style-name="Standard">
      <style:paragraph-properties fo:margin-left="0.5in" fo:margin-right="0in" fo:text-indent="0.5in" style:auto-text-indent="false"/>
      <style:text-properties style:font-name="Verdana" fo:font-size="11pt" style:font-size-asian="11pt"/>
    </style:style>
    <style:style style:name="P14"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5"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style>
    <style:style style:name="P16"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17" style:family="paragraph" style:parent-style-name="Text_20_body">
      <style:text-properties style:font-name="Verdana" fo:font-size="11pt" fo:font-style="italic" fo:font-weight="normal" style:font-size-asian="11pt" style:font-style-asian="italic" style:font-weight-asian="normal" style:font-style-complex="italic"/>
    </style:style>
    <style:style style:name="P18" style:family="paragraph" style:parent-style-name="Text_20_body">
      <style:text-properties style:font-name="Verdana" fo:font-size="11pt" fo:font-style="italic" style:font-size-asian="11pt" style:font-style-asian="italic"/>
    </style:style>
    <style:style style:name="P19" style:family="paragraph" style:parent-style-name="Text_20_body">
      <style:text-properties style:font-name="Verdana" fo:font-size="11pt" fo:font-style="italic" style:font-size-asian="11pt" style:font-style-asian="italic" style:font-style-complex="italic"/>
    </style:style>
    <style:style style:name="P20" style:family="paragraph" style:parent-style-name="Text_20_body">
      <style:text-properties style:font-name="Verdana" fo:font-size="11pt" fo:font-weight="normal" style:font-size-asian="11pt" style:font-weight-asian="normal"/>
    </style:style>
    <style:style style:name="P21" style:family="paragraph" style:parent-style-name="Text_20_body">
      <style:paragraph-properties fo:text-align="start" style:justify-single-word="false"/>
      <style:text-properties style:font-name="Verdana" fo:font-size="11pt" style:text-underline-style="none" fo:font-weight="normal" style:font-size-asian="11pt" style:font-weight-asian="normal"/>
    </style:style>
    <style:style style:name="P22" style:family="paragraph" style:parent-style-name="Text_20_body">
      <style:paragraph-properties fo:text-align="start" style:justify-single-word="false"/>
      <style:text-properties style:font-name="Verdana" fo:font-size="8pt" fo:font-weight="normal" style:font-size-asian="8pt" style:font-size-complex="8pt"/>
    </style:style>
    <style:style style:name="P23"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24"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25"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6"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7"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28"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29"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1pt" fo:letter-spacing="normal" fo:language="en" fo:country="GB" fo:font-style="italic" style:text-underline-style="solid" style:text-underline-width="auto" style:text-underline-color="font-color" fo:font-weight="normal" style:font-name-asian="Times New Roman" style:font-size-asian="11pt" style:font-weight-asian="normal" style:font-name-complex="Times New Roman" style:font-size-complex="11pt" style:language-complex="ar" style:country-complex="SA" style:font-weight-complex="normal"/>
    </style:style>
    <style:style style:name="P30" style:family="paragraph" style:parent-style-name="Standard">
      <style:paragraph-properties fo:margin-left="0.5in" fo:margin-right="0in" fo:text-indent="-0.5in" style:auto-text-indent="false"/>
      <style:text-properties fo:font-variant="normal" fo:text-transform="none" fo:color="#666666" style:font-name="Verdana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normal"/>
    </style:style>
    <style:style style:name="P31" style:family="paragraph" style:parent-style-name="Standard">
      <style:text-properties style:font-name="Verdana" fo:font-size="11pt" style:font-size-asian="11pt"/>
    </style:style>
    <style:style style:name="P32"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33"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34"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5" style:family="paragraph" style:parent-style-name="Text_20_body">
      <style:text-properties style:font-name="Verdana" fo:font-size="11pt" style:font-size-asian="11pt"/>
    </style:style>
    <style:style style:name="P36"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37"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38"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39" style:family="paragraph" style:parent-style-name="Heading_20_3">
      <style:paragraph-properties fo:margin-left="0.5in" fo:margin-right="0in" fo:orphans="2" fo:widows="2" fo:text-indent="-0.5in" style:auto-text-indent="false" style:writing-mode="lr-tb"/>
    </style:style>
    <style:style style:name="P40"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41"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2" style:family="paragraph" style:parent-style-name="Heading_20_3">
      <style:paragraph-properties fo:margin-left="0in" fo:margin-right="0in" fo:text-indent="0in" style:auto-text-indent="false"/>
      <style:text-properties fo:color="#000080" style:font-name="Verdana"/>
    </style:style>
    <style:style style:name="P43" style:family="paragraph" style:parent-style-name="Heading_20_3">
      <style:paragraph-properties fo:margin-left="0in" fo:margin-right="0in" fo:text-align="start" style:justify-single-word="false" fo:text-indent="0in" style:auto-text-indent="false" style:writing-mode="lr-tb"/>
    </style:style>
    <style:style style:name="P44" style:family="paragraph" style:parent-style-name="Title" style:master-page-name="Standard">
      <style:paragraph-properties style:page-number="auto"/>
      <style:text-properties fo:color="#000080" style:font-name="Verdana" fo:font-size="16pt" style:font-size-asian="16pt"/>
    </style:style>
    <style:style style:name="P45"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6" style:family="paragraph" style:parent-style-name="Title" style:list-style-name="WW8Num5">
      <style:paragraph-properties fo:text-align="start" style:justify-single-word="false" style:writing-mode="lr-tb"/>
      <style:text-properties style:font-name="Verdana" fo:font-size="11pt" fo:font-weight="normal"/>
    </style:style>
    <style:style style:name="P47"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8"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49"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T1" style:family="text">
      <style:text-properties fo:font-weight="bold" style:font-weight-asian="bold" style:font-weight-complex="bold"/>
    </style:style>
    <style:style style:name="T2"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4"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5"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6" style:family="text">
      <style:text-properties fo:font-variant="normal" fo:text-transform="none" fo:color="#000000" style:font-name="Consolas" fo:font-size="9pt" fo:letter-spacing="normal" fo:font-style="normal" style:text-underline-style="none" style:font-size-asian="11pt" style:font-size-complex="11pt"/>
    </style:style>
    <style:style style:name="T7" style:family="text">
      <style:text-properties fo:font-variant="normal" fo:text-transform="none" fo:color="#000000" style:font-name="Consolas" fo:letter-spacing="normal" fo:font-style="normal"/>
    </style:style>
    <style:style style:name="T8" style:family="text">
      <style:text-properties fo:font-variant="normal" fo:text-transform="none" fo:color="#000000" style:font-name="Verdana1" fo:letter-spacing="normal" fo:font-style="normal" style:text-underline-style="none" style:font-size-asian="11pt" style:font-size-complex="11pt"/>
    </style:style>
    <style:style style:name="T9"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10"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11"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2" style:family="text">
      <style:text-properties style:font-weight-complex="normal"/>
    </style:style>
    <style:style style:name="T13"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14" style:family="text">
      <style:text-properties fo:color="#000080" style:font-name="Verdana1" fo:font-size="11pt" fo:font-weight="bold" style:font-size-asian="11pt" style:font-weight-asian="bold" style:font-size-complex="11pt"/>
    </style:style>
    <style:style style:name="T15" style:family="text">
      <style:text-properties fo:color="#000080" style:font-name="Verdana" fo:font-size="11pt" fo:font-weight="bold" style:font-size-asian="11pt" style:font-weight-asian="bold"/>
    </style:style>
    <style:style style:name="T16" style:family="text">
      <style:text-properties style:font-name="Verdana1" style:font-size-complex="11pt"/>
    </style:style>
    <style:style style:name="T17" style:family="text">
      <style:text-properties style:text-underline-style="none" style:font-size-asian="11pt" style:font-weight-asian="normal"/>
    </style:style>
    <style:style style:name="T18" style:family="text">
      <style:text-properties style:text-underline-style="none" style:font-weight-asian="normal"/>
    </style:style>
    <style:style style:name="T19" style:family="text">
      <style:text-properties fo:font-style="italic" style:font-style-asian="italic" style:font-style-complex="italic"/>
    </style:style>
    <style:style style:name="T20" style:family="text">
      <style:text-properties fo:font-size="11pt" fo:font-weight="bold" style:font-size-asian="11pt" style:font-weight-asian="bol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aniel Chcouri</text:p>
      <text:p text:style-name="P3"/>
      <text:p text:style-name="P5">Tzvi Erlich 3 b Rehovot, Israel, 972-54-8836191, <text:a xlink:type="simple" xlink:href="mailto:333222@gmail.com">333222@gmail.com</text:a>, http://theosp.github.io/</text:p>
      <text:p text:style-name="P4"/>
      <text:list xml:id="list539731137" text:style-name="WW8Num5">
        <text:list-item>
          <text:p text:style-name="P46"><text:span text:style-name="T17">These days I'm very enthusiastic about Meteor and Node.js in general. In August Penguin 2013* conference I've </text:span><text:span text:style-name="T8">demonstrated a socket.io based Pong game I developed in which the audience smart phones were used as remote controllers for a game arena that was displayed in a main screen.</text:span><text:span text:style-name="T6"> </text:span><text:span text:style-name="T17">I'm also working with a friend on a Meteor based online game.</text:span></text:p>
        </text:list-item>
        <text:list-item>
          <text:p text:style-name="P45">Using the Unix command line for my day to day work, and Vim as my editor – See a lecture I gave about my working environment in August Penguin 2010 (Hebrew): <text:a xlink:type="simple" xlink:href="http://bit.ly/fl34A9">http://bit.ly/fl34A9</text:a> .</text:p>
        </text:list-item>
        <text:list-item>
          <text:p text:style-name="P45">Extensive experience in all aspects of web-development - both server-side and client.</text:p>
        </text:list-item>
        <text:list-item>
          <text:p text:style-name="P45">Long experience with GIT.</text:p>
        </text:list-item>
        <text:list-item>
          <text:p text:style-name="P45">I derive great joy from contributing features and bug fixes to open source projects. <text:a xlink:type="simple" xlink:href="https://github.com/theosp">https://github.com/theosp</text:a> – see also next page</text:p>
        </text:list-item>
        <text:list-item>
          <text:p text:style-name="P47">Experienced with using cloud services. In particular: App Engine and AWS.</text:p>
        </text:list-item>
        <text:list-item>
          <text:p text:style-name="P34">Always eager to be at the edge of technological development - Y Combinator news is my home page</text:p>
        </text:list-item>
        <text:list-item>
          <text:p text:style-name="P34">Check also my humble Stack Overflow account: <text:a xlink:type="simple" xlink:href="http://bit.ly/iQx6yM">http://bit.ly/iQx6yM</text:a></text:p>
        </text:list-item>
      </text:list>
      <text:p text:style-name="P21"/>
      <text:p text:style-name="P22"><text:span text:style-name="T18">* </text:span><text:span text:style-name="T7">the annual convention of the Israeli linux and open source communities.</text:span></text:p>
      <text:p text:style-name="P10"/>
      <text:p text:style-name="P7">CAREER &amp; ACHIEVEMENTS</text:p>
      <text:p text:style-name="P6"/>
      <text:p text:style-name="P20"><text:span text:style-name="T1">Comigo, Hod Hasharon, Israel</text:span><text:tab/><text:tab/><text:span text:style-name="T1">June 2013 - Present</text:span></text:p>
      <text:p text:style-name="P20"/>
      <text:p text:style-name="P17">Web Developer</text:p>
      <text:list xml:id="list10837446472" text:style-name="L1">
        <text:list-item>
          <text:p text:style-name="P32">Developing an Apple Push Notification Service provider server with ruby + redis</text:p>
        </text:list-item>
        <text:list-item>
          <text:p text:style-name="P32">Developing a single page application for the production and presentation of statistical data</text:p>
        </text:list-item>
        <text:list-item>
          <text:p text:style-name="P32">Developing integration with the the Odnoklassniki API's (See school_friend in the Contributions section below)</text:p>
        </text:list-item>
      </text:list>
      <text:p text:style-name="P20"/>
      <text:h text:style-name="P37" text:outline-level="3">Razoss, Tel-Aviv, Israel<text:tab/><text:tab/><text:tab/><text:tab/>June 2010 – November 2012</text:h>
      <text:p text:style-name="P13"/>
      <text:p text:style-name="P18">Designed the architecture and implemented a user friendly extensible toolbars generator (like Wibiya/Conduit)</text:p>
      <text:list xml:id="list2092277215" text:continue-numbering="true" text:style-name="L1">
        <text:list-item>
          <text:p text:style-name="P32">Working in Google App Engine cloud</text:p>
        </text:list-item>
        <text:list-item>
          <text:p text:style-name="P32">Developing a low-cost scalable analytics system</text:p>
        </text:list-item>
        <text:list-item>
          <text:p text:style-name="P32">Developing a secured users authentication system which isn't based on ssl (i.e. uses </text:p>
          <text:p text:style-name="P32">the http protocol). The system is safe against XSS and network sniffing attempts to </text:p>
          <text:p text:style-name="P32">steal the user password, safe against session steal, safe against replay attacks </text:p>
          <text:p text:style-name="P32">supports ip roaming, and some more features...) </text:p>
        </text:list-item>
        <text:list-item>
          <text:p text:style-name="P32">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32">Widgets development (jQuery/jQueryUI)</text:p>
        </text:list-item>
      </text:list>
      <text:p text:style-name="P20"/>
      <text:h text:style-name="P41" text:outline-level="3">WhiteWeb, Ramat-Gan, Israel<text:tab/><text:tab/><text:tab/>March 2009 – June 2010</text:h>
      <text:p text:style-name="P13"/>
      <text:p text:style-name="P19">Implementing and maintaining Babylon's translation/dictionary sites</text:p>
      <text:list xml:id="list665314800" text:continue-numbering="true" text:style-name="L1">
        <text:list-item>
          <text:p text:style-name="P32">Rebuilding Babylon's online translation and online dictionary websites: both for product improvements and SEO improvements. See http://translation.babylon.com and http://dictionary.babylon.com</text:p>
        </text:list-item>
        <text:list-item>
          <text:p text:style-name="P32">System administration of LAMP VPSes using SSH (CentOS and Ubuntu)</text:p>
        </text:list-item>
        <text:list-item>
          <text:p text:style-name="P33">Developing JS based translation widget with different skins</text:p>
        </text:list-item>
      </text:list>
      <text:p text:style-name="P10"/>
      <text:h text:style-name="P41" text:outline-level="3"><text:soft-page-break/></text:h>
      <text:h text:style-name="P41" text:outline-level="3">Convertonet (Mansion), Hertzelia, Israel<text:tab/><text:tab/>April 2008 – February 2009</text:h>
      <text:p text:style-name="P9"/>
      <text:p text:style-name="P35"><text:span text:style-name="T19">Coding for the SEO Department</text:span></text:p>
      <text:p text:style-name="P35"><text:span text:style-name="T19"/></text:p>
      <text:p text:style-name="P8"/>
      <text:p text:style-name="P23"/>
      <text:p text:style-name="P8">PERSONAL DETAILS</text:p>
      <text:p text:style-name="P23"/>
      <text:p text:style-name="P10">Date of birth: 02-07-1989</text:p>
      <text:p text:style-name="P10">Status: Single</text:p>
      <text:p text:style-name="P10">Nationality: Israeli</text:p>
      <text:p text:style-name="P10"/>
      <text:p text:style-name="P10"/>
      <text:p text:style-name="P10"/>
      <text:p text:style-name="P11">HOBBIES</text:p>
      <text:p text:style-name="P10"/>
      <text:list xml:id="list2146063335" text:continue-numbering="true" text:style-name="L1">
        <text:list-item>
          <text:p text:style-name="P32">I have a high interest in philosophy.</text:p>
        </text:list-item>
        <text:list-item>
          <text:p text:style-name="P32">I love to expand my knowledge in the field of economy. I am a value Investor following Benjamin Graham's principals.</text:p>
        </text:list-item>
      </text:list>
      <text:p text:style-name="P10"/>
      <text:h text:style-name="P43" text:outline-level="3"><text:span text:style-name="T15"/></text:h>
      <text:h text:style-name="P43" text:outline-level="3"><text:span text:style-name="T15"/></text:h>
      <text:h text:style-name="P43" text:outline-level="3"><text:span text:style-name="T15">OPEN SOURCE PROJECTS</text:span></text:h>
      <text:p text:style-name="P14"/>
      <text:h text:style-name="P38" text:outline-level="3">My Projects:</text:h>
      <text:p text:style-name="P24"/>
      <text:h text:style-name="P39" text:outline-level="3"><text:span text:style-name="T9">osp-dist<text:tab/><text:tab/><text:tab/><text:tab/><text:tab/></text:span><text:a xlink:type="simple" xlink:href="https://github.com/theosp/osp-dist">https://github.com/theosp/osp-dist</text:a></text:h>
      <text:h text:style-name="P39" text:outline-level="3"><text:tab/><text:span text:style-name="T3">My development environment</text:span></text:h>
      <text:p text:style-name="P14"/>
      <text:h text:style-name="P39" text:outline-level="3"><text:span text:style-name="T9">bupler-lib<text:tab/><text:tab/><text:tab/><text:tab/><text:tab/></text:span><text:a xlink:type="simple" xlink:href="https://github.com/theosp/bupler-lib">https://github.com/theosp/bupler-lib</text:a></text:h>
      <text:h text:style-name="P39" text:outline-level="3"><text:span text:style-name="T9"><text:tab/></text:span><text:span text:style-name="T3">BASH library that was born with the jQuery's moto: "Write Less, Do More". It's an attempt to make the BASH language pseudo object oriented.</text:span></text:h>
      <text:p text:style-name="P25"/>
      <text:h text:style-name="P39" text:outline-level="3"><text:span text:style-name="T9">Theosp-common-js<text:tab/><text:tab/><text:tab/></text:span><text:a xlink:type="simple" xlink:href="https://github.com/theosp/theosp_common_js">https://github.com/theosp/theosp_common_js</text:a><text:span text:style-name="T9"><text:tab/></text:span></text:h>
      <text:h text:style-name="P39" text:outline-level="3"><text:span text:style-name="T12"><text:tab/></text:span><text:span text:style-name="T3">My small JS lib I use in every project</text:span></text:h>
      <text:p text:style-name="P24"/>
      <text:h text:style-name="P39" text:outline-level="3"><text:span text:style-name="T9">theosp-nodejs-template-engine</text:span><text:span text:style-name="T11"><text:tab/></text:span><text:a xlink:type="simple" xlink:href="https://github.com/theosp/theosp-nodejs-template-engine">https://github.com/theosp/theosp-nodejs-template-engine</text:a></text:h>
      <text:h text:style-name="P39" text:outline-level="3"><text:span text:style-name="T10"><text:tab/></text:span><text:span text:style-name="T3">Template engine for nodejs</text:span></text:h>
      <text:p text:style-name="P24"/>
      <text:p text:style-name="P26">Contributions:</text:p>
      <text:p text:style-name="P27"/>
      <text:p text:style-name="P28">Features:</text:p>
      <text:p text:style-name="P12"/>
      <text:h text:style-name="P39" text:outline-level="3"><text:span text:style-name="T9">school_friend gem<text:tab/></text:span><text:a xlink:type="simple" xlink:href="https://github.com/kostyantyn/school_friend/pull/1"><text:span text:style-name="T13">https://github.com/kostyantyn/school_friend/pull/1</text:span></text:a></text:h>
      <text:h text:style-name="P40" text:outline-level="3"><text:tab/>Oauth2 support implementation for the odnoklassniki API's ruby gem "school_friend”</text:h>
      <text:p text:style-name="P12"/>
      <text:h text:style-name="P39" text:outline-level="3"><text:span text:style-name="T4">jquery</text:span><text:span text:style-name="T5">-</text:span><text:span text:style-name="T4">tokeninput</text:span><text:span text:style-name="T5"><text:tab/></text:span><text:a xlink:type="simple" xlink:href="https://github.com/loopj/jquery-tokeninput/pull/105#issuecomment-1364469"><text:span text:style-name="T2">https://github.com/loopj/jquery-tokeninput/pull/105#issuecomment-1364469</text:span></text:a></text:h>
      <text:h text:style-name="P40" text:outline-level="3"><text:tab/>Improved UI experience</text:h>
      <text:p text:style-name="P29"/>
      <text:p text:style-name="P30">Bug Fixes:</text:p>
      <text:p text:style-name="P16"/>
      <text:h text:style-name="P39" text:outline-level="3"><text:span text:style-name="T4">NodeJS: </text:span><text:a xlink:type="simple" xlink:href="https://github.com/joyent/node/pull/500"><text:span text:style-name="T13">https://github.com/joyent/node/pull/500</text:span></text:a></text:h>
      <text:h text:style-name="P39" text:outline-level="3"><text:span text:style-name="T4">Koala GEM:</text:span><text:span text:style-name="T16"> </text:span><text:a xlink:type="simple" xlink:href="https://github.com/arsduo/koala/pull/318"><text:span text:style-name="T13">https://github.com/arsduo/koala/pull/318</text:span></text:a></text:h>
      <text:h text:style-name="P39" text:outline-level="3"><text:span text:style-name="T4">APNS GEM:</text:span><text:span text:style-name="T14"> </text:span><text:a xlink:type="simple" xlink:href="https://github.com/jpoz/APNS/pull/22#issuecomment-23446746"><text:span text:style-name="T13">https://github.com/jpoz/APNS/pull/22</text:span></text:a></text:h>
      <text:h text:style-name="P39" text:outline-level="3"><text:span text:style-name="T4">HeadJS:</text:span><text:span text:style-name="T13"> </text:span><text:a xlink:type="simple" xlink:href="https://github.com/headjs/headjs/pull/166#issuecomment-2435627"><text:span text:style-name="T2">https://github.com/headjs/headjs/pull/166</text:span></text:a></text:h>
      <text:p text:style-name="P16"/>
      <text:p text:style-name="P15"/>
      <text:p text:style-name="P14"/>
      <text:p text:style-name="P14"/>
      <text:p text:style-name="P49">DANIEL CHCOURI</text:p>
      <text:h text:style-name="P42" text:outline-level="3"><text:soft-page-break/><text:span text:style-name="T20"/></text:h>
      <text:h text:style-name="P42" text:outline-level="3"><text:span text:style-name="T20">KEY WORDS</text:span></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3-10-29T19:03:35</dc:date>
    <meta:print-date>2013-04-25T13:25:09</meta:print-date>
    <meta:editing-cycles>34</meta:editing-cycles>
    <meta:editing-duration>P24DT1H15M56S</meta:editing-duration>
    <meta:generator>LibreOffice/3.5$Linux_x86 LibreOffice_project/350m1$Build-2</meta:generator>
    <meta:document-statistic meta:table-count="1" meta:image-count="0" meta:object-count="0" meta:page-count="3" meta:paragraph-count="92" meta:word-count="612" meta:character-count="4358" meta:non-whitespace-character-count="3834"/>
    <meta:user-defined meta:name="Info 1"/>
    <meta:user-defined meta:name="Info 2"/>
    <meta:user-defined meta:name="Info 3"/>
    <meta:user-defined meta:name="Info 4"/>
  </office:meta>
</office:document-meta>
</file>